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8-7, 2-1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 (8-10, 0-3 SL)</text:p>
          </table:table-cell>
          <table:table-cell office:value-type="string">
            <text:p>19</text:p>
          </table:table-cell>
          <table:table-cell office:value-type="string">
            <text:p>22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0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40</text:p>
          </table:table-cell>
          <table:table-cell office:value-type="string">
            <text:p>.325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9</text:p>
          </table:table-cell>
          <table:table-cell office:value-type="string">
            <text:p>44</text:p>
          </table:table-cell>
          <table:table-cell office:value-type="string">
            <text:p>.06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41</text:p>
          </table:table-cell>
          <table:table-cell office:value-type="string">
            <text:p>.268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7</text:p>
          </table:table-cell>
          <table:table-cell office:value-type="string">
            <text:p>.170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20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8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21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13</text:p>
          </table:table-cell>
          <table:table-cell office:value-type="string">
            <text:p>114</text:p>
          </table:table-cell>
          <table:table-cell office:value-type="string">
            <text:p>.21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65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45.0</text:p>
          </table:table-cell>
        </table:table-row>
      </table:table>
      <table:table table:name="Sheet 3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3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.0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1</text:p>
          </table:table-cell>
          <table:table-cell office:value-type="string">
            <text:p>19</text:p>
          </table:table-cell>
          <table:table-cell office:value-type="string">
            <text:p>132</text:p>
          </table:table-cell>
          <table:table-cell office:value-type="string">
            <text:p>.167</text:p>
          </table:table-cell>
          <table:table-cell office:value-type="string">
            <text:p>37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54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